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999999" draw:textarea-horizontal-align="justify" draw:textarea-vertical-align="middle" draw:auto-grow-height="false" fo:min-height="1.973cm" fo:min-width="3.627cm"/>
    </style:style>
    <style:style style:name="gr2" style:family="graphic" style:parent-style-name="standard">
      <style:graphic-properties draw:stroke="none" draw:fill-color="#999999" draw:textarea-horizontal-align="justify" draw:textarea-vertical-align="middle" draw:auto-grow-height="false" fo:min-height="1.368cm" fo:min-width="0.489cm"/>
    </style:style>
    <style:style style:name="gr3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02cm" svg:stroke-color="#000000" draw:marker-start-width="0.352cm" draw:marker-end="Arrowheads_20_1" draw:marker-end-width="0.86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Ultrafine_20_Dashed" svg:stroke-width="0.102cm" draw:marker-start-width="0.352cm" draw:marker-end-width="0.352cm" draw:fill="none" draw:textarea-horizontal-align="justify" draw:textarea-vertical-align="middle" draw:auto-grow-height="false" fo:min-height="9.148cm" fo:min-width="7.12cm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2.671cm" fo:min-width="2.865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3.433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2.223cm" svg:x="2.905cm" svg:y="1.326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2.286cm" svg:x="2.016cm" svg:y="1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2.286cm" svg:x="6.163cm" svg:y="1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3.238cm" svg:height="9.461cm" draw:transform="rotate (-1.5707963267949) translate (16.24cm 2.20599999999999cm)" svg:viewBox="0 0 3239 9462" draw:points="1270,9462 3239,9462 3239,5080 0,5080 64,0">
          <text:p/>
        </draw:polyline>
        <draw:frame draw:style-name="gr4" draw:text-style-name="P4" draw:layer="layout" svg:width="4.024cm" svg:height="1.673cm" svg:x="13.573cm" svg:y="2.46cm">
          <draw:text-box>
            <text:p>Ground</text:p>
            <text:p>(AC Neutral)</text:p>
          </draw:text-box>
        </draw:frame>
        <draw:line draw:style-name="gr5" draw:text-style-name="P3" draw:layer="layout" svg:x1="6.843cm" svg:y1="13.784cm" svg:x2="10.272cm" svg:y2="13.784cm">
          <text:p/>
        </draw:line>
        <draw:line draw:style-name="gr5" draw:text-style-name="P3" draw:layer="layout" svg:x1="6.843cm" svg:y1="11.921cm" svg:x2="10.272cm" svg:y2="11.921cm">
          <text:p/>
        </draw:line>
        <draw:line draw:style-name="gr5" draw:text-style-name="P3" draw:layer="layout" svg:x1="6.843cm" svg:y1="15.646cm" svg:x2="10.272cm" svg:y2="15.646cm">
          <text:p/>
        </draw:line>
        <draw:line draw:style-name="gr5" draw:text-style-name="P3" draw:layer="layout" svg:x1="6.843cm" svg:y1="17.509cm" svg:x2="10.272cm" svg:y2="17.509cm">
          <text:p/>
        </draw:line>
        <draw:line draw:style-name="gr5" draw:text-style-name="P3" draw:layer="layout" svg:x1="16.177cm" svg:y1="16.62cm" svg:x2="12.748cm" svg:y2="16.62cm">
          <text:p/>
        </draw:line>
        <draw:line draw:style-name="gr5" draw:text-style-name="P3" draw:layer="layout" svg:x1="16.24cm" svg:y1="12.747cm" svg:x2="12.811cm" svg:y2="12.747cm">
          <text:p/>
        </draw:line>
        <draw:line draw:style-name="gr6" draw:text-style-name="P3" draw:layer="layout" svg:x1="12.938cm" svg:y1="16.43cm" svg:x2="9.954cm" svg:y2="15.604cm">
          <text:p/>
        </draw:line>
        <draw:line draw:style-name="gr6" draw:text-style-name="P3" draw:layer="layout" svg:x1="12.938cm" svg:y1="12.683cm" svg:x2="9.954cm" svg:y2="11.858cm">
          <text:p/>
        </draw:line>
        <draw:line draw:style-name="gr7" draw:text-style-name="P3" draw:layer="layout" svg:x1="11.605cm" svg:y1="12.302cm" svg:x2="11.605cm" svg:y2="16.049cm">
          <text:p/>
        </draw:line>
        <draw:custom-shape draw:style-name="gr8" draw:text-style-name="P3" draw:layer="layout" svg:width="7.62cm" svg:height="9.398cm" svg:x="7.667cm" svg:y="10.461cm">
          <text:p/>
          <draw:enhanced-geometry svg:viewBox="0 0 21600 21600" draw:type="rectangle" draw:enhanced-path="M 0 0 L 21600 0 21600 21600 0 21600 0 0 Z N"/>
        </draw:custom-shape>
        <draw:polyline draw:style-name="gr6" draw:text-style-name="P3" draw:layer="layout" svg:width="9.143cm" svg:height="11.683cm" draw:transform="rotate (1.5707963267949) translate (4.619cm 12.684cm)" svg:viewBox="0 0 9144 11684" draw:points="0,11684 4509,11684 4509,0 9144,0">
          <text:p/>
        </draw:polyline>
        <draw:polyline draw:style-name="gr6" draw:text-style-name="P3" draw:layer="layout" svg:width="12.254cm" svg:height="13.08cm" svg:x="5.699cm" svg:y="3.54cm" svg:viewBox="0 0 12255 13081" draw:points="10477,13081 12255,13081 12255,3746 0,3746 0,0">
          <text:p/>
        </draw:polyline>
        <draw:polyline draw:style-name="gr6" draw:text-style-name="P3" draw:layer="layout" svg:width="2.603cm" svg:height="5.714cm" draw:transform="rotate (-3.14159265358979) translate (7.35cm 17.446cm)" svg:viewBox="0 0 2604 5715" draw:points="381,0 2540,0 2604,5715 0,5524">
          <text:p/>
        </draw:polyline>
        <draw:polyline draw:style-name="gr6" draw:text-style-name="P3" draw:layer="layout" svg:width="1.768cm" svg:height="8.424cm" draw:transform="rotate (-3.07265214813602) translate (4.81cm 11.731cm)" svg:viewBox="0 0 1769 8425" draw:points="0,0 1769,185 1265,8425">
          <text:p/>
        </draw:polyline>
        <draw:polyline draw:style-name="gr6" draw:text-style-name="P3" draw:layer="layout" svg:width="7.479cm" svg:height="15.326cm" draw:transform="rotate (-1.50639367739631) translate (21.0926215512278cm 12.8398237407866cm)" svg:viewBox="0 0 7480 15327" draw:points="0,14344 1973,14344 1864,15037 6364,15327 7480,0">
          <text:p/>
        </draw:polyline>
        <draw:frame draw:style-name="gr4" draw:text-style-name="P4" draw:layer="layout" svg:width="1.416cm" svg:height="0.962cm" svg:x="4.619cm" svg:y="17.637cm">
          <draw:text-box>
            <text:p>NC</text:p>
          </draw:text-box>
        </draw:frame>
        <draw:polyline draw:style-name="gr6" draw:text-style-name="P3" draw:layer="layout" svg:width="5.059cm" svg:height="9.382cm" draw:transform="skewX (7.84550581531298E-017) rotate (-0.367217274619607) translate (24.5887477581275cm 10.6239791733233cm)" svg:viewBox="0 0 5060 9383" draw:points="0,9283 2216,9383 5060,8289 1668,0">
          <text:p/>
        </draw:polyline>
        <draw:frame draw:style-name="gr4" draw:text-style-name="P4" draw:layer="layout" svg:width="5.447cm" svg:height="0.962cm" svg:x="9.382cm" svg:y="9.445cm">
          <draw:text-box>
            <text:p>DPDT Toggle SW</text:p>
          </draw:text-box>
        </draw:frame>
        <draw:frame draw:style-name="gr4" draw:text-style-name="P4" draw:layer="layout" svg:width="3.707cm" svg:height="0.962cm" svg:x="20.494cm" svg:y="17.891cm">
          <draw:text-box>
            <text:p>Pushbutton</text:p>
          </draw:text-box>
        </draw:frame>
        <draw:custom-shape draw:style-name="gr9" draw:text-style-name="P1" draw:layer="layout" svg:width="3.365cm" svg:height="2.921cm" svg:x="23.352cm" svg:y="9.255cm">
          <text:p text:style-name="P1">5A </text:p>
          <text:p text:style-name="P1">Break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082cm" svg:y1="9.255cm" svg:x2="26.082cm" svg:y2="6.143cm">
          <text:p/>
        </draw:line>
        <draw:frame draw:style-name="gr10" draw:text-style-name="P4" draw:layer="layout" svg:width="2.603cm" svg:height="1.673cm" svg:x="22.971cm" svg:y="7.35cm">
          <draw:text-box>
            <text:p>A/C </text:p>
            <text:p>Power</text:p>
          </draw:text-box>
        </draw:frame>
        <draw:frame draw:style-name="gr11" draw:text-style-name="P4" draw:layer="layout" svg:width="7.493cm" svg:height="3.683cm" svg:x="17.954cm" svg:y="3.603cm">
          <draw:text-box>
            <text:p>Does not show extra light switch for testing light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22:04:51.941010208</meta:creation-date>
    <dc:date>2016-04-17T22:33:20.605156978</dc:date>
    <meta:editing-duration>PT13M6S</meta:editing-duration>
    <meta:editing-cycles>2</meta:editing-cycles>
    <meta:generator>LibreOffice/5.0.3.2$Linux_X86_64 LibreOffice_project/00m0$Build-2</meta:generator>
    <meta:document-statistic meta:object-count="28"/>
  </office:meta>
</office:document-meta>
</file>